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0.9222in"/>
    </style:style>
    <style:style style:name="Table1.F" style:family="table-column">
      <style:table-column-properties style:column-width="1.3174in"/>
    </style:style>
    <style:style style:name="Table1.A1" style:family="table-cell">
      <style:table-cell-properties style:vertical-align="middle" fo:padding="0.0194in" fo:border="0.05pt solid #000000"/>
    </style:style>
    <style:style style:name="Table1.A3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center" style:justify-single-word="false"/>
      <style:text-properties officeooo:paragraph-rsid="000ad682"/>
    </style:style>
    <style:style style:name="P6" style:family="paragraph" style:parent-style-name="Text_20_body">
      <style:text-properties officeooo:paragraph-rsid="001b4cf2"/>
    </style:style>
    <style:style style:name="P7" style:family="paragraph" style:parent-style-name="Standard">
      <style:text-properties fo:font-weight="bold" officeooo:paragraph-rsid="001f31b0" style:font-weight-asian="bold" style:font-weight-complex="bold"/>
    </style:style>
    <style:style style:name="P8" style:family="paragraph" style:parent-style-name="Standard">
      <style:text-properties fo:font-weight="bold" officeooo:paragraph-rsid="001f31b0" style:font-weight-asian="bold"/>
    </style:style>
    <style:style style:name="P9" style:family="paragraph" style:parent-style-name="Standard">
      <style:text-properties officeooo:paragraph-rsid="001f31b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10e180" style:font-size-asian="12pt" style:font-size-complex="12pt"/>
    </style:style>
    <style:style style:name="T7" style:family="text">
      <style:text-properties fo:font-size="12pt" officeooo:rsid="0014e099" style:font-size-asian="12pt" style:font-size-complex="12pt"/>
    </style:style>
    <style:style style:name="T8" style:family="text">
      <style:text-properties fo:font-size="12pt" officeooo:rsid="001b4cf2" style:font-size-asian="12pt" style:font-size-complex="12pt"/>
    </style:style>
    <style:style style:name="T9" style:family="text">
      <style:text-properties fo:font-size="12pt" officeooo:rsid="001f14c3" style:font-size-asian="12pt" style:font-size-complex="12pt"/>
    </style:style>
    <style:style style:name="T10" style:family="text">
      <style:text-properties officeooo:rsid="0013299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da6e8"/>
    </style:style>
    <style:style style:name="T13" style:family="text">
      <style:text-properties officeooo:rsid="0009095e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7">Docente:<text:tab/><text:tab/>Bruce D. Marron</text:p>
      <text:p text:style-name="P7">Ciclo: <text:tab/><text:tab/><text:tab/>25-2</text:p>
      <text:p text:style-name="P9"><text:span text:style-name="T1">Materia: <text:tab/><text:tab/></text:span><text:span text:style-name="T2">Terminología Especializada en Documentos Jurídicos</text:span></text:p>
      <text:p text:style-name="P7">Curso:<text:tab/><text:tab/><text:tab/>IT0733</text:p>
      <text:p text:style-name="P9"><text:span text:style-name="T1">Licenciatura: <text:tab/>I</text:span><text:span text:style-name="T2">nterpretación y Traducción</text:span></text:p>
      <text:p text:style-name="P8">Horario:<text:tab/><text:tab/>Martes 19:00 – 20:00, Miércoles 1<text:span text:style-name="T13">7</text:span>:00 – 1<text:span text:style-name="T13">8</text:span>:00, Jueves 1<text:span text:style-name="T13">5</text:span>:00 – 1<text:span text:style-name="T13">6</text:span>:00</text:p>
      <text:p text:style-name="P8">Grupo:<text:tab/><text:tab/>7A</text:p>
      <text:p text:style-name="Standard"/>
      <text:p text:style-name="P5"><text:span text:style-name="Strong_20_Emphasis"><text:span text:style-name="T4">HW_0</text:span></text:span><text:span text:style-name="Strong_20_Emphasis"><text:span text:style-name="T8">4</text:span></text:span><text:span text:style-name="Strong_20_Emphasis"><text:span text:style-name="T6">.</text:span></text:span><text:span text:style-name="Strong_20_Emphasis"><text:span text:style-name="T7">1 </text:span></text:span><text:span text:style-name="Strong_20_Emphasis"><text:span text:style-name="T9">and HW_05.1</text:span></text:span><text:span text:style-name="Strong_20_Emphasis"><text:span text:style-name="T4"> <text:s/></text:span></text:span><text:span text:style-name="Strong_20_Emphasis"><text:span text:style-name="T8">How-To Guides</text:span></text:span><text:span text:style-name="Strong_20_Emphasis"><text:span text:style-name="T4"> </text:span></text:span><text:span text:style-name="Strong_20_Emphasis"><text:span text:style-name="T5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41690708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column table:style-name="Table1.E"/>
                <table:table-column table:style-name="Table1.F"/>
                <table:table-header-rows>
                  <table:table-row>
                    <table:table-cell table:style-name="Table1.A1" office:value-type="string">
                      <text:p text:style-name="Table_20_Heading"><text:span text:style-name="T12">C</text:span>riteria<text:bookmark text:name="5_points_(excellent)"/></text:p>
                    </table:table-cell>
                    <table:table-cell table:style-name="Table1.A1" office:value-type="string">
                      <text:p text:style-name="Table_20_Heading">5 Points (Excellent)<text:bookmark text:name="4_points_(proficient)"/></text:p>
                    </table:table-cell>
                    <table:table-cell table:style-name="Table1.A1" office:value-type="string">
                      <text:p text:style-name="Table_20_Heading">4 Points (Proficient)<text:bookmark text:name="3_points_(satisfactory)"/></text:p>
                    </table:table-cell>
                    <table:table-cell table:style-name="Table1.A1" office:value-type="string">
                      <text:p text:style-name="Table_20_Heading">3 Points (Satisfactory)<text:bookmark text:name="2_points_(developing)"/></text:p>
                    </table:table-cell>
                    <table:table-cell table:style-name="Table1.A1" office:value-type="string">
                      <text:p text:style-name="Table_20_Heading">2 Points (Developing)<text:bookmark text:name="1_point_(needs_improvement)"/></text:p>
                    </table:table-cell>
                    <table:table-cell table:style-name="Table1.A1" office:value-type="string">
                      <text:p text:style-name="Table_20_Heading">1 Point (Needs Improvement)</text:p>
                    </table:table-cell>
                  </table:table-row>
                </table:table-header-rows>
                <table:table-row>
                  <table:table-cell table:style-name="Table1.A1" office:value-type="string">
                    <text:p text:style-name="Table_20_Contents">Clarity of Instructions</text:p>
                  </table:table-cell>
                  <table:table-cell table:style-name="Table1.A1" office:value-type="string">
                    <text:p text:style-name="Table_20_Contents">Extremely clear, logical sequence with perfect formatting; includes screenshots/visual aids</text:p>
                  </table:table-cell>
                  <table:table-cell table:style-name="Table1.A1" office:value-type="string">
                    <text:p text:style-name="Table_20_Contents">Very clear instructions with logical flow; most steps visually supported</text:p>
                  </table:table-cell>
                  <table:table-cell table:style-name="Table1.A1" office:value-type="string">
                    <text:p text:style-name="Table_20_Contents">Somewhat clear instructions with basic step-by-step guidance</text:p>
                  </table:table-cell>
                  <table:table-cell table:style-name="Table1.A1" office:value-type="string">
                    <text:p text:style-name="Table_20_Contents">Confusing instructions with limited clarity</text:p>
                  </table:table-cell>
                  <table:table-cell table:style-name="Table1.A1" office:value-type="string">
                    <text:p text:style-name="Table_20_Contents">Incomprehensible or missing critical instruction steps</text:p>
                  </table:table-cell>
                </table:table-row>
                <table:table-row>
                  <table:table-cell table:style-name="Table1.A3" office:value-type="string">
                    <text:p text:style-name="Table_20_Contents">Technical Accuracy</text:p>
                  </table:table-cell>
                  <table:table-cell table:style-name="Table1.A3" office:value-type="string">
                    <text:p text:style-name="Table_20_Contents">Perfectly accurate step-by-step instructions with zero technical errors; demonstrates advanced understanding of software installation process</text:p>
                  </table:table-cell>
                  <table:table-cell table:style-name="Table1.A3" office:value-type="string">
                    <text:p text:style-name="Table_20_Contents">Highly accurate instructions with minimal technical errors; clear technical comprehension</text:p>
                  </table:table-cell>
                  <table:table-cell table:style-name="Table1.A3" office:value-type="string">
                    <text:p text:style-name="Table_20_Contents">Generally accurate instructions with some minor technical inconsistencies</text:p>
                  </table:table-cell>
                  <table:table-cell table:style-name="Table1.A3" office:value-type="string">
                    <text:p text:style-name="Table_20_Contents">Instructions contain multiple technical inaccuracies</text:p>
                  </table:table-cell>
                  <table:table-cell table:style-name="Table1.A3" office:value-type="string">
                    <text:p text:style-name="Table_20_Contents">Fundamentally incorrect technical guidance</text:p>
                  </table:table-cell>
                </table:table-row>
                <table:table-row>
                  <table:table-cell table:style-name="Table1.A3" office:value-type="string">
                    <text:p text:style-name="Table_20_Contents">Complete-ness</text:p>
                  </table:table-cell>
                  <table:table-cell table:style-name="Table1.A3" office:value-type="string">
                    <text:p text:style-name="Table_20_Contents">Comprehensive instructions covering every minute detail; includes troubleshooting tips</text:p>
                  </table:table-cell>
                  <table:table-cell table:style-name="Table1.A3" office:value-type="string">
                    <text:p text:style-name="Table_20_Contents">Thorough instructions addressing all major installation steps</text:p>
                  </table:table-cell>
                  <table:table-cell table:style-name="Table1.A3" office:value-type="string">
                    <text:p text:style-name="Table_20_Contents">Basic instructions covering primary installation steps</text:p>
                  </table:table-cell>
                  <table:table-cell table:style-name="Table1.A3" office:value-type="string">
                    <text:p text:style-name="Table_20_Contents">Incomplete instructions missing critical steps</text:p>
                  </table:table-cell>
                  <table:table-cell table:style-name="Table1.A3" office:value-type="string">
                    <text:p text:style-name="Table_20_Contents">Severely incomplete or missing key installation information</text:p>
                  </table:table-cell>
                </table:table-row>
                <table:table-row>
                  <table:table-cell table:style-name="Table1.A1" office:value-type="string">
                    <text:p text:style-name="Table_20_Contents">Language Precision (Spanish)</text:p>
                  </table:table-cell>
                  <table:table-cell table:style-name="Table1.A1" office:value-type="string">
                    <text:p text:style-name="Table_20_Contents">Impeccable Spanish grammar, professional technical terminology, native-like fluency</text:p>
                  </table:table-cell>
                  <table:table-cell table:style-name="Table1.A1" office:value-type="string">
                    <text:p text:style-name="Table_20_Contents">Very clear Spanish with appropriate technical vocabulary</text:p>
                  </table:table-cell>
                  <table:table-cell table:style-name="Table1.A1" office:value-type="string">
                    <text:p text:style-name="Table_20_Contents">Comprehensible Spanish with some grammatical/technical language errors</text:p>
                  </table:table-cell>
                  <table:table-cell table:style-name="Table1.A1" office:value-type="string">
                    <text:p text:style-name="Table_20_Contents">Significant Spanish language errors impacting comprehension</text:p>
                  </table:table-cell>
                  <table:table-cell table:style-name="Table1.A1" office:value-type="string">
                    <text:p text:style-name="Table_20_Contents">Incomprehensible Spanish technical writing</text:p>
                  </table:table-cell>
                </table:table-row>
              </table:table>
              <text:p text:style-name="Text_20_body"><text:span text:style-name="Strong_20_Emphasis"/></text:p>
            </text:section>
            <text:p text:style-name="Text_20_body"/>
          </text:section>
        </text:section>
        <text:p text:style-name="P6"><text:soft-page-break/><text:span text:style-name="Strong_20_Emphasis">A</text:span><text:span text:style-name="Strong_20_Emphasis"><text:span text:style-name="T10">ssignment</text:span></text:span><text:span text:style-name="Strong_20_Emphasis">:</text:span></text:p>
        <text:p text:style-name="P6"><text:span text:style-name="Strong_20_Emphasis"><text:span text:style-name="T11">HW_04.1</text:span></text:span></text:p>
        <text:p text:style-name="P6"><text:span text:style-name="Strong_20_Emphasis"><text:span text:style-name="T11">Write How-To Guides in Spanish for </text:span></text:span></text:p>
        <text:p text:style-name="P6"><text:span text:style-name="Strong_20_Emphasis"><text:span text:style-name="T11"><text:tab/>1) Installation of Notepad++ on Windows</text:span></text:span></text:p>
        <text:p text:style-name="P6"><text:span text:style-name="Strong_20_Emphasis"><text:span text:style-name="T11"><text:tab/>2) Setting up a GitHub account, obtaining a security token, and creating a repository</text:span></text:span></text:p>
        <text:p text:style-name="P6"><text:span text:style-name="Strong_20_Emphasis"><text:span text:style-name="T11"><text:tab/>3) Installation of Git on Windows (Mac)</text:span></text:span></text:p>
        <text:p text:style-name="Text_20_body"/>
        <text:p text:style-name="Text_20_body">HW_05.1</text:p>
        <text:p text:style-name="Text_20_body">Write How-To Guides in Spanish for </text:p>
        <text:p text:style-name="Text_20_body"><text:tab/>1) Creating a Google Cloud Account and creating a project</text:p>
        <text:p text:style-name="Text_20_body"><text:tab/>2) Installation of Spyder on Windows/Mac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25T18:05:44.448827031</dc:date>
    <meta:editing-duration>PT1H26M47S</meta:editing-duration>
    <meta:editing-cycles>22</meta:editing-cycles>
    <meta:generator>LibreOffice/7.3.7.2$Linux_X86_64 LibreOffice_project/30$Build-2</meta:generator>
    <meta:document-statistic meta:table-count="1" meta:image-count="1" meta:object-count="0" meta:page-count="2" meta:paragraph-count="48" meta:word-count="270" meta:character-count="2201" meta:non-whitespace-character-count="1957"/>
  </office:meta>
</office:document-meta>
</file>